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ONSORCIO AGROVETERINARIO LAS VIOLETAS S.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S COBB</text:span></text:p>
            <text:p text:style-name="P7">Cant.Cajas(Ped 1):<text:span text:style-name="T4">5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04T17:38:5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